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32V30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ke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style-name="Default" table:formula="of:=[.B2]*[.C2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 Led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USD" office:value="0.0067" calcext:value-type="currency">
            <text:p>$0.01</text:p>
          </table:table-cell>
          <table:table-cell table:formula="of:=[.B3]*[.C3]" office:value-type="currency" office:currency="USD" office:value="0.0268" calcext:value-type="currency">
            <text:p>$0.03</text:p>
          </table:table-cell>
          <table:table-cell table:number-columns-repeated="2"/>
          <table:table-cell office:value-type="string" calcext:value-type="string">
            <text:p>https://www.lcsc.com/product-detail/Light-Emitting-Diodes-span-style-background-color-ff0-LED-span_Foshan-NationStar-Optoelectronics-NH-B2020RGBA-HF_C2874116.html</text:p>
          </table:table-cell>
        </table:table-row>
        <table:table-row table:style-name="ro1">
          <table:table-cell office:value-type="string" calcext:value-type="string">
            <text:p>Side RGB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USD" office:value="0.0263" calcext:value-type="currency">
            <text:p>$0.03</text:p>
          </table:table-cell>
          <table:table-cell table:formula="of:=[.B4]*[.C4]" office:value-type="currency" office:currency="USD" office:value="0.1052" calcext:value-type="currency">
            <text:p>$0.11</text:p>
          </table:table-cell>
          <table:table-cell table:number-columns-repeated="2"/>
          <table:table-cell office:value-type="string" calcext:value-type="string">
            <text:p>https://www.lcsc.com/product-detail/Light-Emitting-Diodes-LED_Foshan-NationStar-Optoelectronics-FM-3510RGBA-SG_C727903.html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C3]" office:value-type="currency" office:currency="USD" office:value="0.0067" calcext:value-type="currency">
            <text:p>$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lybea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Default" table:formula="of:=[.C6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0329" calcext:value-type="currency">
            <text:p>$0.03</text:p>
          </table:table-cell>
          <table:table-cell table:formula="of:=[.C7]" office:value-type="currency" office:currency="USD" office:value="0.0329" calcext:value-type="currency">
            <text:p>$0.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1:.D7])" office:value-type="currency" office:currency="USD" office:value="1.2116" calcext:value-type="currency">
            <text:p>$1.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a </meta:initial-creator>
    <meta:creation-date>2023-12-27T09:27:55.738000000</meta:creation-date>
    <dc:date>2023-12-27T13:19:50.265000000</dc:date>
    <dc:creator>Dana </dc:creator>
    <meta:editing-duration>PT3H21M23S</meta:editing-duration>
    <meta:editing-cycles>1</meta:editing-cycles>
    <meta:document-statistic meta:table-count="1" meta:cell-count="31" meta:object-count="0"/>
    <meta:generator>LibreOffice/7.1.5.2$Windows_X86_64 LibreOffice_project/85f04e9f809797b8199d13c421bd8a2b025d52b5</meta:generator>
  </office:meta>
</office:document-meta>
</file>